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48c8" officeooo:paragraph-rsid="000048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53814458019390297" text:style-name="L1">
        <text:list-item>
          <text:p text:style-name="P1">Empreendimento (Local que será efetuado a obra (casa, apartamento, lote))</text:p>
          <text:list>
            <text:list-item>
              <text:p text:style-name="P1">Projeto</text:p>
              <text:list>
                <text:list-item>
                  <text:p text:style-name="P1">Detalhes do projeto</text:p>
                </text:list-item>
                <text:list-item>
                  <text:p text:style-name="P1">Material que será utilizado no projeto</text:p>
                </text:list-item>
                <text:list-item>
                  <text:p text:style-name="P1">Mão de obra</text:p>
                  <text:list>
                    <text:list-item>
                      <text:p text:style-name="P1">Diária</text:p>
                    </text:list-item>
                    <text:list-item>
                      <text:p text:style-name="P1">Empreiteira</text:p>
                    </text:list-item>
                  </text:list>
                </text:list-item>
                <text:list-item>
                  <text:p text:style-name="P1">Diário de obra</text:p>
                  <text:list>
                    <text:list-item>
                      <text:p text:style-name="P1">Previsão do tempo</text:p>
                    </text:list-item>
                  </text:list>
                </text:list-item>
                <text:list-item>
                  <text:p text:style-name="P1">d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21:46:36.740225919</meta:creation-date>
    <dc:date>2015-12-29T21:52:47.142771475</dc:date>
    <meta:editing-duration>PT6M11S</meta:editing-duration>
    <meta:editing-cycles>1</meta:editing-cycles>
    <meta:document-statistic meta:table-count="0" meta:image-count="0" meta:object-count="0" meta:page-count="1" meta:paragraph-count="10" meta:word-count="42" meta:character-count="207" meta:non-whitespace-character-count="185"/>
    <meta:generator>LibreOffice/4.3.7.2$Linux_X86_64 LibreOffice_project/430m0$Build-2</meta:generator>
  </office:meta>
</office:document-meta>
</file>